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FILTER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iology</text:p>
          </table:table-cell>
          <table:table-cell/>
          <table:table-cell table:number-matrix-columns-spanned="3" table:number-matrix-rows-spanned="3" table:formula="of:=COM.GITHUB.JFERARD.LOPOLYFILL.LOPOLYFILLIMPL.LOPFILTER([.A2:.C13];[.A2:.A13]&gt;50)"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7" calcext:value-type="float">
            <text:p>57</text:p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/>
          <table:table-cell table:number-matrix-columns-spanned="1" table:number-matrix-rows-spanned="1" table:formula="of:=COM.GITHUB.JFERARD.LOPOLYFILL.LOPOLYFILLIMPL.LOPFILTER([.A2:.C13];[.B2:.B13]&gt;90;&quot;No results&quot;)" office:value-type="string" office:string-value="No results" calcext:value-type="string">
            <text:p>No result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pple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pple</text:p>
          </table:table-cell>
          <table:table-cell office:value-type="float" office:value="6.38" calcext:value-type="float">
            <text:p>6,38</text:p>
          </table:table-cell>
          <table:table-cell/>
          <table:table-cell table:number-matrix-columns-spanned="4" table:number-matrix-rows-spanned="4" table:formula="of:=COM.GITHUB.JFERARD.LOPOLYFILL.LOPOLYFILLIMPL.LOPFILTER([.A16:.D31];[.C16:.C31]=&quot;Apple&quot;)" office:value-type="string" office:string-value="East" calcext:value-type="string">
            <text:p>Ea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6.38" calcext:value-type="float">
            <text:p>6,38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Grape</text:p>
          </table:table-cell>
          <table:table-cell office:value-type="float" office:value="5.619" calcext:value-type="float">
            <text:p>5,619</text:p>
          </table:table-cell>
          <table:table-cell/>
          <table:table-cell office:value-type="string" office:string-value="East" calcext:value-type="string">
            <text:p>East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4.394" calcext:value-type="float">
            <text:p>4,394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Pear</text:p>
          </table:table-cell>
          <table:table-cell office:value-type="float" office:value="4.565" calcext:value-type="float">
            <text:p>4,565</text:p>
          </table:table-cell>
          <table:table-cell/>
          <table:table-cell office:value-type="string" office:string-value="South" calcext:value-type="string">
            <text:p>South</text:p>
          </table:table-cell>
          <table:table-cell office:value-type="string" office:string-value="Sal" calcext:value-type="string">
            <text:p>Sal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Banana</text:p>
          </table:table-cell>
          <table:table-cell office:value-type="float" office:value="5.323" calcext:value-type="float">
            <text:p>5,323</text:p>
          </table:table-cell>
          <table:table-cell/>
          <table:table-cell office:value-type="string" office:string-value="South" calcext:value-type="string">
            <text:p>South</text:p>
          </table:table-cell>
          <table:table-cell office:value-type="string" office:string-value="Hector" calcext:value-type="string">
            <text:p>Hector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9.814" calcext:value-type="float">
            <text:p>9,814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Apple</text:p>
          </table:table-cell>
          <table:table-cell office:value-type="float" office:value="4.394" calcext:value-type="float">
            <text:p>4,3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Grape</text:p>
          </table:table-cell>
          <table:table-cell office:value-type="float" office:value="7.195" calcext:value-type="float">
            <text:p>7,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Pear</text:p>
          </table:table-cell>
          <table:table-cell office:value-type="float" office:value="5.231" calcext:value-type="float">
            <text:p>5,231</text:p>
          </table:table-cell>
          <table:table-cell/>
          <table:table-cell table:number-matrix-columns-spanned="4" table:number-matrix-rows-spanned="2" table:formula="of:=COM.GITHUB.JFERARD.LOPOLYFILL.LOPOLYFILLIMPL.LOPFILTER([.A16:.D31];([.A16:.A31]=&quot;East&quot;)*([.C16:.C31]=&quot;Apple&quot;);&quot;&quot;)" office:value-type="string" office:string-value="East" calcext:value-type="string">
            <text:p>Ea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6.38" calcext:value-type="float">
            <text:p>6,38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Banana</text:p>
          </table:table-cell>
          <table:table-cell office:value-type="float" office:value="2.427" calcext:value-type="float">
            <text:p>2,427</text:p>
          </table:table-cell>
          <table:table-cell/>
          <table:table-cell office:value-type="string" office:string-value="East" calcext:value-type="string">
            <text:p>East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4.394" calcext:value-type="float">
            <text:p>4,394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Banana</text:p>
          </table:table-cell>
          <table:table-cell office:value-type="float" office:value="4.213" calcext:value-type="float">
            <text:p>4,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Pear</text:p>
          </table:table-cell>
          <table:table-cell office:value-type="float" office:value="3.239" calcext:value-type="float">
            <text:p>3,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Grape</text:p>
          </table:table-cell>
          <table:table-cell office:value-type="float" office:value="6.42" calcext:value-type="float">
            <text:p>6,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Apple</text:p>
          </table:table-cell>
          <table:table-cell office:value-type="float" office:value="1.31" calcext:value-type="float">
            <text:p>1,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Banana</text:p>
          </table:table-cell>
          <table:table-cell office:value-type="float" office:value="6.274" calcext:value-type="float">
            <text:p>6,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Pear</text:p>
          </table:table-cell>
          <table:table-cell office:value-type="float" office:value="4.894" calcext:value-type="float">
            <text:p>4,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Grape</text:p>
          </table:table-cell>
          <table:table-cell office:value-type="float" office:value="7.58" calcext:value-type="float">
            <text:p>7,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Apple</text:p>
          </table:table-cell>
          <table:table-cell office:value-type="float" office:value="9.814" calcext:value-type="float">
            <text:p>9,814</text:p>
          </table:table-cell>
          <table:table-cell table:number-columns-repeated="5"/>
        </table:table-row>
      </table:table>
      <table:table table:name="RANDARRAY" table:style-name="ta1">
        <table:table-column table:style-name="co1" table:number-columns-repeated="11" table:default-cell-style-name="Default"/>
        <table:table-row table:style-name="ro1">
          <table:table-cell table:number-matrix-columns-spanned="2" table:number-matrix-rows-spanned="10" table:formula="of:=COM.GITHUB.JFERARD.LOPOLYFILL.LOPOLYFILLIMPL.LOPRANDARRAY(10;2;40;50;0)" office:value-type="float" office:value="42.0778649088327" calcext:value-type="float">
            <text:p>42,0778649088327</text:p>
          </table:table-cell>
          <table:table-cell office:value-type="float" office:value="41.2228414598661" calcext:value-type="float">
            <text:p>41,2228414598661</text:p>
          </table:table-cell>
          <table:table-cell table:number-columns-repeated="9"/>
        </table:table-row>
        <table:table-row table:style-name="ro1">
          <table:table-cell office:value-type="float" office:value="44.0817195280356" calcext:value-type="float">
            <text:p>44,0817195280356</text:p>
          </table:table-cell>
          <table:table-cell office:value-type="float" office:value="47.636710493583" calcext:value-type="float">
            <text:p>47,636710493583</text:p>
          </table:table-cell>
          <table:table-cell table:number-columns-repeated="9"/>
        </table:table-row>
        <table:table-row table:style-name="ro1">
          <table:table-cell office:value-type="float" office:value="47.9134320450729" calcext:value-type="float">
            <text:p>47,9134320450729</text:p>
          </table:table-cell>
          <table:table-cell office:value-type="float" office:value="41.4492767863562" calcext:value-type="float">
            <text:p>41,4492767863562</text:p>
          </table:table-cell>
          <table:table-cell table:number-columns-repeated="9"/>
        </table:table-row>
        <table:table-row table:style-name="ro1">
          <table:table-cell office:value-type="float" office:value="49.2330799458938" calcext:value-type="float">
            <text:p>49,2330799458938</text:p>
          </table:table-cell>
          <table:table-cell office:value-type="float" office:value="45.7751595968187" calcext:value-type="float">
            <text:p>45,7751595968187</text:p>
          </table:table-cell>
          <table:table-cell table:number-columns-repeated="9"/>
        </table:table-row>
        <table:table-row table:style-name="ro1">
          <table:table-cell office:value-type="float" office:value="47.9433090115434" calcext:value-type="float">
            <text:p>47,9433090115434</text:p>
          </table:table-cell>
          <table:table-cell office:value-type="float" office:value="40.5308731423825" calcext:value-type="float">
            <text:p>40,5308731423825</text:p>
          </table:table-cell>
          <table:table-cell table:number-columns-repeated="9"/>
        </table:table-row>
        <table:table-row table:style-name="ro1">
          <table:table-cell office:value-type="float" office:value="42.7495442356081" calcext:value-type="float">
            <text:p>42,7495442356081</text:p>
          </table:table-cell>
          <table:table-cell office:value-type="float" office:value="46.6030419142481" calcext:value-type="float">
            <text:p>46,6030419142481</text:p>
          </table:table-cell>
          <table:table-cell table:number-columns-repeated="9"/>
        </table:table-row>
        <table:table-row table:style-name="ro1">
          <table:table-cell office:value-type="float" office:value="46.380257875814" calcext:value-type="float">
            <text:p>46,380257875814</text:p>
          </table:table-cell>
          <table:table-cell office:value-type="float" office:value="49.3516533622422" calcext:value-type="float">
            <text:p>49,3516533622422</text:p>
          </table:table-cell>
          <table:table-cell table:number-columns-repeated="9"/>
        </table:table-row>
        <table:table-row table:style-name="ro1">
          <table:table-cell office:value-type="float" office:value="48.1595834542751" calcext:value-type="float">
            <text:p>48,1595834542751</text:p>
          </table:table-cell>
          <table:table-cell office:value-type="float" office:value="49.8040037724091" calcext:value-type="float">
            <text:p>49,8040037724091</text:p>
          </table:table-cell>
          <table:table-cell table:number-columns-repeated="9"/>
        </table:table-row>
        <table:table-row table:style-name="ro1">
          <table:table-cell office:value-type="float" office:value="48.6215362062675" calcext:value-type="float">
            <text:p>48,6215362062675</text:p>
          </table:table-cell>
          <table:table-cell office:value-type="float" office:value="41.2102515310575" calcext:value-type="float">
            <text:p>41,2102515310575</text:p>
          </table:table-cell>
          <table:table-cell table:number-columns-repeated="9"/>
        </table:table-row>
        <table:table-row table:style-name="ro1">
          <table:table-cell office:value-type="float" office:value="47.0920104523286" calcext:value-type="float">
            <text:p>47,0920104523286</text:p>
          </table:table-cell>
          <table:table-cell office:value-type="float" office:value="43.5157454671954" calcext:value-type="float">
            <text:p>43,515745467195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matrix-columns-spanned="3" table:number-matrix-rows-spanned="5" table:formula="of:=COM.GITHUB.JFERARD.LOPOLYFILL.LOPOLYFILLIMPL.LOPRANDARRAY(5;3)" office:value-type="float" office:value="0.985356668579483" calcext:value-type="float">
            <text:p>0,985356668579483</text:p>
          </table:table-cell>
          <table:table-cell office:value-type="float" office:value="0.95061779651564" calcext:value-type="float">
            <text:p>0,95061779651564</text:p>
          </table:table-cell>
          <table:table-cell office:value-type="float" office:value="0.36609496093837" calcext:value-type="float">
            <text:p>0,36609496093837</text:p>
          </table:table-cell>
          <table:table-cell/>
          <table:table-cell table:number-matrix-columns-spanned="3" table:number-matrix-rows-spanned="5" table:formula="of:=COM.GITHUB.JFERARD.LOPOLYFILL.LOPOLYFILLIMPL.LOPRANDARRAY(5;3;1;100)" office:value-type="float" office:value="23.4809914965203" calcext:value-type="float">
            <text:p>23,4809914965203</text:p>
          </table:table-cell>
          <table:table-cell office:value-type="float" office:value="4.86515354475384" calcext:value-type="float">
            <text:p>4,86515354475384</text:p>
          </table:table-cell>
          <table:table-cell office:value-type="float" office:value="66.6515852781051" calcext:value-type="float">
            <text:p>66,6515852781051</text:p>
          </table:table-cell>
          <table:table-cell/>
          <table:table-cell table:number-matrix-columns-spanned="3" table:number-matrix-rows-spanned="5" table:formula="of:=COM.GITHUB.JFERARD.LOPOLYFILL.LOPOLYFILLIMPL.LOPRANDARRAY(5;3;1;100;1)"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586036949035371" calcext:value-type="float">
            <text:p>0,586036949035371</text:p>
          </table:table-cell>
          <table:table-cell office:value-type="float" office:value="0.0123591581662134" calcext:value-type="float">
            <text:p>0,0123591581662134</text:p>
          </table:table-cell>
          <table:table-cell office:value-type="float" office:value="0.487451517251983" calcext:value-type="float">
            <text:p>0,487451517251983</text:p>
          </table:table-cell>
          <table:table-cell/>
          <table:table-cell office:value-type="float" office:value="45.2764393247501" calcext:value-type="float">
            <text:p>45,2764393247501</text:p>
          </table:table-cell>
          <table:table-cell office:value-type="float" office:value="19.8361831458847" calcext:value-type="float">
            <text:p>19,8361831458847</text:p>
          </table:table-cell>
          <table:table-cell office:value-type="float" office:value="50.102881281441" calcext:value-type="float">
            <text:p>50,10288128144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962709803108092" calcext:value-type="float">
            <text:p>0,962709803108092</text:p>
          </table:table-cell>
          <table:table-cell office:value-type="float" office:value="0.871491558119384" calcext:value-type="float">
            <text:p>0,871491558119384</text:p>
          </table:table-cell>
          <table:table-cell office:value-type="float" office:value="0.651510188527813" calcext:value-type="float">
            <text:p>0,651510188527813</text:p>
          </table:table-cell>
          <table:table-cell/>
          <table:table-cell office:value-type="float" office:value="12.6971841993406" calcext:value-type="float">
            <text:p>12,6971841993406</text:p>
          </table:table-cell>
          <table:table-cell office:value-type="float" office:value="54.7793928114728" calcext:value-type="float">
            <text:p>54,7793928114728</text:p>
          </table:table-cell>
          <table:table-cell office:value-type="float" office:value="28.116033351295" calcext:value-type="float">
            <text:p>28,11603335129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972682472875856" calcext:value-type="float">
            <text:p>0,972682472875856</text:p>
          </table:table-cell>
          <table:table-cell office:value-type="float" office:value="0.810271770748385" calcext:value-type="float">
            <text:p>0,810271770748385</text:p>
          </table:table-cell>
          <table:table-cell office:value-type="float" office:value="0.455473188264694" calcext:value-type="float">
            <text:p>0,455473188264694</text:p>
          </table:table-cell>
          <table:table-cell/>
          <table:table-cell office:value-type="float" office:value="43.2456550551682" calcext:value-type="float">
            <text:p>43,2456550551682</text:p>
          </table:table-cell>
          <table:table-cell office:value-type="float" office:value="33.1420838427232" calcext:value-type="float">
            <text:p>33,1420838427232</text:p>
          </table:table-cell>
          <table:table-cell office:value-type="float" office:value="35.230797558035" calcext:value-type="float">
            <text:p>35,23079755803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90341289569949" calcext:value-type="float">
            <text:p>0,90341289569949</text:p>
          </table:table-cell>
          <table:table-cell office:value-type="float" office:value="0.452769837641585" calcext:value-type="float">
            <text:p>0,452769837641585</text:p>
          </table:table-cell>
          <table:table-cell office:value-type="float" office:value="0.409828309350964" calcext:value-type="float">
            <text:p>0,409828309350964</text:p>
          </table:table-cell>
          <table:table-cell/>
          <table:table-cell office:value-type="float" office:value="43.0115590752809" calcext:value-type="float">
            <text:p>43,0115590752809</text:p>
          </table:table-cell>
          <table:table-cell office:value-type="float" office:value="73.1213552226228" calcext:value-type="float">
            <text:p>73,1213552226228</text:p>
          </table:table-cell>
          <table:table-cell office:value-type="float" office:value="89.6198675740628" calcext:value-type="float">
            <text:p>89,61986757406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EQUENCE" table:style-name="ta1">
        <table:table-column table:style-name="co1" table:number-columns-repeated="6" table:default-cell-style-name="Default"/>
        <table:table-row table:style-name="ro1">
          <table:table-cell table:number-matrix-columns-spanned="3" table:number-matrix-rows-spanned="3" table:formula="of:=COM.GITHUB.JFERARD.LOPOLYFILL.LOPOLYFILLIMPL.LOPSEQUENCE(3;3;10;11)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matrix-columns-spanned="4" table:number-matrix-rows-spanned="2" table:formula="of:=COM.GITHUB.JFERARD.LOPOLYFILL.LOPOLYFILLIMPL.LOPSEQUENCE(2;4;10;11)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matrix-columns-spanned="5" table:number-matrix-rows-spanned="4" table:formula="of:=COM.GITHUB.JFERARD.LOPOLYFILL.LOPOLYFILLIMPL.LOPSEQUENCE(4;5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6" table:number-matrix-rows-spanned="1" table:formula="of:=TEXT(DATE(YEAR(TODAY());COM.GITHUB.JFERARD.LOPOLYFILL.LOPOLYFILLIMPL.LOPSEQUENCE(1;6);1);&quot;mmm&quot;)" office:value-type="string" office:string-value="janv." calcext:value-type="string">
            <text:p>janv.</text:p>
          </table:table-cell>
          <table:table-cell office:value-type="string" office:string-value="févr." calcext:value-type="string">
            <text:p>févr.</text:p>
          </table:table-cell>
          <table:table-cell office:value-type="string" office:string-value="mars" calcext:value-type="string">
            <text:p>mars</text:p>
          </table:table-cell>
          <table:table-cell office:value-type="string" office:string-value="avr." calcext:value-type="string">
            <text:p>avr.</text:p>
          </table:table-cell>
          <table:table-cell office:value-type="string" office:string-value="mai" calcext:value-type="string">
            <text:p>mai</text:p>
          </table:table-cell>
          <table:table-cell office:value-type="string" office:string-value="juin" calcext:value-type="string">
            <text:p>jui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1" table:number-matrix-rows-spanned="5" table:formula="of:=COM.GITHUB.JFERARD.LOPOLYFILL.LOPOLYFILLIMPL.LOPSEQUENCE(5;1;1001;1000)" office:value-type="float" office:value="1001" calcext:value-type="float">
            <text:p>1001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5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5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5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5"/>
        </table:table-row>
      </table:table>
      <table:table table:name="SORT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3" office:value-type="string" calcext:value-type="string">
            <text:p>Product Name</text:p>
          </table:table-cell>
          <table:table-cell table:style-name="ce3" office:value-type="string" calcext:value-type="string">
            <text:p>Sales</text:p>
          </table:table-cell>
          <table:table-cell table:style-name="ce3" office:value-type="string" calcext:value-type="string">
            <text:p>Reven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ci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ebook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k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cil-case</text:p>
          </table:table-cell>
          <table:table-cell table:number-columns-repeated="2" office:value-type="string" calcext:value-type="string">
            <text:p>not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matrix-columns-spanned="3" table:number-matrix-rows-spanned="5" table:formula="of:=COM.GITHUB.JFERARD.LOPOLYFILL.LOPOLYFILLIMPL.LOPSORT([.A2:.C6];2;1)" office:value-type="string" office:string-value="book" calcext:value-type="string">
            <text:p>book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/>
          <table:table-cell table:number-matrix-columns-spanned="3" table:number-matrix-rows-spanned="6" table:formula="of:=COM.GITHUB.JFERARD.LOPOLYFILL.LOPOLYFILLIMPL.LOPSORT([.A1:.C6];1;1;1)" office:value-type="string" office:string-value="Product Name" calcext:value-type="string">
            <text:p>Product Name</text:p>
          </table:table-cell>
          <table:table-cell office:value-type="string" office:string-value="Revenue" calcext:value-type="string">
            <text:p>Revenue</text:p>
          </table:table-cell>
          <table:table-cell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office:string-value="pencil" calcext:value-type="string">
            <text:p>penci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office:string-value="pencil" calcext:value-type="string">
            <text:p>pencil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office:string-value="notebook" calcext:value-type="string">
            <text:p>notebook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office:string-value="pen" calcext:value-type="string">
            <text:p>pen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office:string-value="pen" calcext:value-type="string">
            <text:p>pen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office:string-value="notebook" calcext:value-type="string">
            <text:p>notebook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office:string-value="pencil-case" calcext:value-type="string">
            <text:p>pencil-case</text:p>
          </table:table-cell>
          <table:table-cell office:value-type="string" office:string-value="not" calcext:value-type="string">
            <text:p>not</text:p>
          </table:table-cell>
          <table:table-cell office:value-type="string" office:string-value="not" calcext:value-type="string">
            <text:p>not</text:p>
          </table:table-cell>
          <table:table-cell/>
          <table:table-cell office:value-type="string" office:string-value="book" calcext:value-type="string">
            <text:p>book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4"/>
          <table:table-cell office:value-type="string" office:string-value="pencil-case" calcext:value-type="string">
            <text:p>pencil-case</text:p>
          </table:table-cell>
          <table:table-cell office:value-type="string" office:string-value="not" calcext:value-type="string">
            <text:p>not</text:p>
          </table:table-cell>
          <table:table-cell office:value-type="string" office:string-value="not" calcext:value-type="string">
            <text:p>not</text:p>
          </table:table-cell>
        </table:table-row>
        <table:table-row table:style-name="ro1">
          <table:table-cell table:number-matrix-columns-spanned="3" table:number-matrix-rows-spanned="5" table:formula="of:=COM.GITHUB.JFERARD.LOPOLYFILL.LOPOLYFILLIMPL.LOPSORT([.A2:.C6];3;-1)" office:value-type="string" office:string-value="pencil-case" calcext:value-type="string">
            <text:p>pencil-case</text:p>
          </table:table-cell>
          <table:table-cell office:value-type="string" office:string-value="not" calcext:value-type="string">
            <text:p>not</text:p>
          </table:table-cell>
          <table:table-cell office:value-type="string" office:string-value="not" calcext:value-type="string">
            <text:p>not</text:p>
          </table:table-cell>
          <table:table-cell table:number-columns-repeated="4"/>
        </table:table-row>
        <table:table-row table:style-name="ro1">
          <table:table-cell office:value-type="string" office:string-value="notebook" calcext:value-type="string">
            <text:p>notebook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string" office:string-value="book" calcext:value-type="string">
            <text:p>book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office:string-value="pen" calcext:value-type="string">
            <text:p>pen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office:string-value="pencil" calcext:value-type="string">
            <text:p>penci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Units</text:p>
          </table:table-cell>
          <table:table-cell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pple</text:p>
          </table:table-cell>
          <table:table-cell office:value-type="float" office:value="6.38" calcext:value-type="float">
            <text:p>6,38</text:p>
          </table:table-cell>
          <table:table-cell/>
          <table:table-cell office:value-type="float" office:value="622" calcext:value-type="float">
            <text:p>622</text:p>
          </table:table-cell>
          <table:table-cell table:number-matrix-columns-spanned="1" table:number-matrix-rows-spanned="10" table:formula="of:=COM.GITHUB.JFERARD.LOPOLYFILL.LOPOLYFILLIMPL.LOPSORT([.F22:.F31];1;-1)"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Grape</text:p>
          </table:table-cell>
          <table:table-cell office:value-type="float" office:value="5.619" calcext:value-type="float">
            <text:p>5,619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Pear</text:p>
          </table:table-cell>
          <table:table-cell office:value-type="float" office:value="4.565" calcext:value-type="float">
            <text:p>4,565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Banana</text:p>
          </table:table-cell>
          <table:table-cell office:value-type="float" office:value="5.323" calcext:value-type="float">
            <text:p>5,323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Apple</text:p>
          </table:table-cell>
          <table:table-cell office:value-type="float" office:value="4.394" calcext:value-type="float">
            <text:p>4,394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Grape</text:p>
          </table:table-cell>
          <table:table-cell office:value-type="float" office:value="7.195" calcext:value-type="float">
            <text:p>7,195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Pear</text:p>
          </table:table-cell>
          <table:table-cell office:value-type="float" office:value="5.231" calcext:value-type="float">
            <text:p>5,23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Banana</text:p>
          </table:table-cell>
          <table:table-cell office:value-type="float" office:value="2.427" calcext:value-type="float">
            <text:p>2,427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Banana</text:p>
          </table:table-cell>
          <table:table-cell office:value-type="float" office:value="4.213" calcext:value-type="float">
            <text:p>4,21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Pear</text:p>
          </table:table-cell>
          <table:table-cell office:value-type="float" office:value="3.239" calcext:value-type="float">
            <text:p>3,239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Grape</text:p>
          </table:table-cell>
          <table:table-cell office:value-type="float" office:value="6.42" calcext:value-type="float">
            <text:p>6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Apple</text:p>
          </table:table-cell>
          <table:table-cell office:value-type="float" office:value="1.31" calcext:value-type="float">
            <text:p>1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Banana</text:p>
          </table:table-cell>
          <table:table-cell office:value-type="float" office:value="6.274" calcext:value-type="float">
            <text:p>6,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Pear</text:p>
          </table:table-cell>
          <table:table-cell office:value-type="float" office:value="4.894" calcext:value-type="float">
            <text:p>4,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Grape</text:p>
          </table:table-cell>
          <table:table-cell office:value-type="float" office:value="7.58" calcext:value-type="float">
            <text:p>7,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Apple</text:p>
          </table:table-cell>
          <table:table-cell office:value-type="float" office:value="9.814" calcext:value-type="float">
            <text:p>9,814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matrix-columns-spanned="1" table:number-matrix-rows-spanned="16" table:formula="of:=COM.GITHUB.JFERARD.LOPOLYFILL.LOPOLYFILLIMPL.LOPSORT([.A22:.A37])" office:value-type="string" office:string-value="East" calcext:value-type="string">
            <text:p>East</text:p>
          </table:table-cell>
          <table:table-cell table:number-matrix-columns-spanned="1" table:number-matrix-rows-spanned="16" table:formula="of:=COM.GITHUB.JFERARD.LOPOLYFILL.LOPOLYFILLIMPL.LOPSORT([.B22:.B37])" office:value-type="string" office:string-value="Amy" calcext:value-type="string">
            <text:p>Amy</text:p>
          </table:table-cell>
          <table:table-cell table:number-matrix-columns-spanned="1" table:number-matrix-rows-spanned="16" table:formula="of:=COM.GITHUB.JFERARD.LOPOLYFILL.LOPOLYFILLIMPL.LOPSORT([.C22:.C37])" office:value-type="string" office:string-value="Apple" calcext:value-type="string">
            <text:p>Appl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office:string-value="East" calcext:value-type="string">
            <text:p>East</text:p>
          </table:table-cell>
          <table:table-cell office:value-type="string" office:string-value="Amy" calcext:value-type="string">
            <text:p>Amy</text:p>
          </table:table-cell>
          <table:table-cell office:value-type="string" office:string-value="Apple" calcext:value-type="string">
            <text:p>Apple</text:p>
          </table:table-cell>
          <table:table-cell table:number-columns-repeated="4"/>
        </table:table-row>
        <table:table-row table:style-name="ro1">
          <table:table-cell office:value-type="string" office:string-value="East" calcext:value-type="string">
            <text:p>East</text:p>
          </table:table-cell>
          <table:table-cell office:value-type="string" office:string-value="Fred" calcext:value-type="string">
            <text:p>Fred</text:p>
          </table:table-cell>
          <table:table-cell office:value-type="string" office:string-value="Apple" calcext:value-type="string">
            <text:p>Apple</text:p>
          </table:table-cell>
          <table:table-cell/>
          <table:table-cell table:number-matrix-columns-spanned="2" table:number-matrix-rows-spanned="9" table:formula="of:=COM.GITHUB.JFERARD.LOPOLYFILL.LOPOLYFILLIMPL.LOPSORT(COM.GITHUB.JFERARD.LOPOLYFILL.LOPOLYFILLIMPL.LOPFILTER([.C22:.D37];[.D22:.D37]&gt;[.E40]);2;1)" office:value-type="string" office:string-value="Pear" calcext:value-type="string">
            <text:p>Pear</text:p>
          </table:table-cell>
          <table:table-cell office:value-type="float" office:value="5.231" calcext:value-type="float">
            <text:p>5,231</text:p>
          </table:table-cell>
          <table:table-cell/>
        </table:table-row>
        <table:table-row table:style-name="ro1">
          <table:table-cell office:value-type="string" office:string-value="East" calcext:value-type="string">
            <text:p>East</text:p>
          </table:table-cell>
          <table:table-cell office:value-type="string" office:string-value="Fred" calcext:value-type="string">
            <text:p>Fred</text:p>
          </table:table-cell>
          <table:table-cell office:value-type="string" office:string-value="Apple" calcext:value-type="string">
            <text:p>Apple</text:p>
          </table:table-cell>
          <table:table-cell/>
          <table:table-cell office:value-type="string" office:string-value="Banana" calcext:value-type="string">
            <text:p>Banana</text:p>
          </table:table-cell>
          <table:table-cell office:value-type="float" office:value="5.323" calcext:value-type="float">
            <text:p>5,323</text:p>
          </table:table-cell>
          <table:table-cell/>
        </table:table-row>
        <table:table-row table:style-name="ro1">
          <table:table-cell office:value-type="string" office:string-value="North" calcext:value-type="string">
            <text:p>North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Banana" calcext:value-type="string">
            <text:p>Banana</text:p>
          </table:table-cell>
          <table:table-cell/>
          <table:table-cell office:value-type="string" office:string-value="Grape" calcext:value-type="string">
            <text:p>Grape</text:p>
          </table:table-cell>
          <table:table-cell office:value-type="float" office:value="5.619" calcext:value-type="float">
            <text:p>5,619</text:p>
          </table:table-cell>
          <table:table-cell/>
        </table:table-row>
        <table:table-row table:style-name="ro1">
          <table:table-cell office:value-type="string" office:string-value="North" calcext:value-type="string">
            <text:p>North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Banana" calcext:value-type="string">
            <text:p>Banana</text:p>
          </table:table-cell>
          <table:table-cell/>
          <table:table-cell office:value-type="string" office:string-value="Banana" calcext:value-type="string">
            <text:p>Banana</text:p>
          </table:table-cell>
          <table:table-cell office:value-type="float" office:value="6.274" calcext:value-type="float">
            <text:p>6,274</text:p>
          </table:table-cell>
          <table:table-cell/>
        </table:table-row>
        <table:table-row table:style-name="ro1">
          <table:table-cell office:value-type="string" office:string-value="North" calcext:value-type="string">
            <text:p>North</text:p>
          </table:table-cell>
          <table:table-cell office:value-type="string" office:string-value="Hector" calcext:value-type="string">
            <text:p>Hector</text:p>
          </table:table-cell>
          <table:table-cell office:value-type="string" office:string-value="Banana" calcext:value-type="string">
            <text:p>Banana</text:p>
          </table:table-cell>
          <table:table-cell/>
          <table:table-cell office:value-type="string" office:string-value="Apple" calcext:value-type="string">
            <text:p>Apple</text:p>
          </table:table-cell>
          <table:table-cell office:value-type="float" office:value="6.38" calcext:value-type="float">
            <text:p>6,38</text:p>
          </table:table-cell>
          <table:table-cell/>
        </table:table-row>
        <table:table-row table:style-name="ro1">
          <table:table-cell office:value-type="string" office:string-value="North" calcext:value-type="string">
            <text:p>North</text:p>
          </table:table-cell>
          <table:table-cell office:value-type="string" office:string-value="Hector" calcext:value-type="string">
            <text:p>Hector</text:p>
          </table:table-cell>
          <table:table-cell office:value-type="string" office:string-value="Banana" calcext:value-type="string">
            <text:p>Banana</text:p>
          </table:table-cell>
          <table:table-cell/>
          <table:table-cell office:value-type="string" office:string-value="Grape" calcext:value-type="string">
            <text:p>Grape</text:p>
          </table:table-cell>
          <table:table-cell office:value-type="float" office:value="6.42" calcext:value-type="float">
            <text:p>6,42</text:p>
          </table:table-cell>
          <table:table-cell/>
        </table:table-row>
        <table:table-row table:style-name="ro1">
          <table:table-cell office:value-type="string" office:string-value="South" calcext:value-type="string">
            <text:p>South</text:p>
          </table:table-cell>
          <table:table-cell office:value-type="string" office:string-value="Sal" calcext:value-type="string">
            <text:p>Sal</text:p>
          </table:table-cell>
          <table:table-cell office:value-type="string" office:string-value="Grape" calcext:value-type="string">
            <text:p>Grape</text:p>
          </table:table-cell>
          <table:table-cell/>
          <table:table-cell office:value-type="string" office:string-value="Grape" calcext:value-type="string">
            <text:p>Grape</text:p>
          </table:table-cell>
          <table:table-cell office:value-type="float" office:value="7.195" calcext:value-type="float">
            <text:p>7,195</text:p>
          </table:table-cell>
          <table:table-cell/>
        </table:table-row>
        <table:table-row table:style-name="ro1">
          <table:table-cell office:value-type="string" office:string-value="South" calcext:value-type="string">
            <text:p>South</text:p>
          </table:table-cell>
          <table:table-cell office:value-type="string" office:string-value="Sal" calcext:value-type="string">
            <text:p>Sal</text:p>
          </table:table-cell>
          <table:table-cell office:value-type="string" office:string-value="Grape" calcext:value-type="string">
            <text:p>Grape</text:p>
          </table:table-cell>
          <table:table-cell/>
          <table:table-cell office:value-type="string" office:string-value="Grape" calcext:value-type="string">
            <text:p>Grape</text:p>
          </table:table-cell>
          <table:table-cell office:value-type="float" office:value="7.58" calcext:value-type="float">
            <text:p>7,58</text:p>
          </table:table-cell>
          <table:table-cell/>
        </table:table-row>
        <table:table-row table:style-name="ro1">
          <table:table-cell office:value-type="string" office:string-value="South" calcext:value-type="string">
            <text:p>South</text:p>
          </table:table-cell>
          <table:table-cell office:value-type="string" office:string-value="Sravan" calcext:value-type="string">
            <text:p>Sravan</text:p>
          </table:table-cell>
          <table:table-cell office:value-type="string" office:string-value="Grape" calcext:value-type="string">
            <text:p>Grape</text:p>
          </table:table-cell>
          <table:table-cell/>
          <table:table-cell office:value-type="string" office:string-value="Apple" calcext:value-type="string">
            <text:p>Apple</text:p>
          </table:table-cell>
          <table:table-cell office:value-type="float" office:value="9.814" calcext:value-type="float">
            <text:p>9,814</text:p>
          </table:table-cell>
          <table:table-cell/>
        </table:table-row>
        <table:table-row table:style-name="ro1">
          <table:table-cell office:value-type="string" office:string-value="South" calcext:value-type="string">
            <text:p>South</text:p>
          </table:table-cell>
          <table:table-cell office:value-type="string" office:string-value="Sravan" calcext:value-type="string">
            <text:p>Sravan</text:p>
          </table:table-cell>
          <table:table-cell office:value-type="string" office:string-value="Grape" calcext:value-type="string">
            <text:p>Grape</text:p>
          </table:table-cell>
          <table:table-cell table:number-columns-repeated="4"/>
        </table:table-row>
        <table:table-row table:style-name="ro1">
          <table:table-cell office:value-type="string" office:string-value="West" calcext:value-type="string">
            <text:p>We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Pear" calcext:value-type="string">
            <text:p>Pear</text:p>
          </table:table-cell>
          <table:table-cell table:number-columns-repeated="4"/>
        </table:table-row>
        <table:table-row table:style-name="ro1">
          <table:table-cell office:value-type="string" office:string-value="West" calcext:value-type="string">
            <text:p>We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Pear" calcext:value-type="string">
            <text:p>Pear</text:p>
          </table:table-cell>
          <table:table-cell table:number-columns-repeated="4"/>
        </table:table-row>
        <table:table-row table:style-name="ro1">
          <table:table-cell office:value-type="string" office:string-value="West" calcext:value-type="string">
            <text:p>West</text:p>
          </table:table-cell>
          <table:table-cell office:value-type="string" office:string-value="Xi" calcext:value-type="string">
            <text:p>Xi</text:p>
          </table:table-cell>
          <table:table-cell office:value-type="string" office:string-value="Pear" calcext:value-type="string">
            <text:p>Pear</text:p>
          </table:table-cell>
          <table:table-cell table:number-columns-repeated="4"/>
        </table:table-row>
        <table:table-row table:style-name="ro1">
          <table:table-cell office:value-type="string" office:string-value="West" calcext:value-type="string">
            <text:p>West</text:p>
          </table:table-cell>
          <table:table-cell office:value-type="string" office:string-value="Xi" calcext:value-type="string">
            <text:p>Xi</text:p>
          </table:table-cell>
          <table:table-cell office:value-type="string" office:string-value="Pear" calcext:value-type="string">
            <text:p>Pear</text:p>
          </table:table-cell>
          <table:table-cell table:number-columns-repeated="4"/>
        </table:table-row>
      </table:table>
      <table:table table:name="SORTB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matrix-columns-spanned="3" table:number-matrix-rows-spanned="8" table:formula="of:=COM.GITHUB.JFERARD.LOPOLYFILL.LOPOLYFILLIMPL.LOPSORTBY([.A2:.C9];[.A2:.A9];1;[.C2:.C9];-1)" office:value-type="float" office:value="1" calcext:value-type="float">
            <text:p>1</text:p>
          </table:table-cell>
          <table:table-cell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office:string-value="a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office:string-value="e" calcext:value-type="string">
            <text:p>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office:string-value="h" calcext:value-type="string">
            <text:p>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office:string-value="g" calcext:value-type="string">
            <text:p>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office:string-value="c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</table:table>
      <table:table table:name="UNIQUE" table:style-name="ta1"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matrix-columns-spanned="1" table:number-matrix-rows-spanned="8" table:formula="of:=COM.GITHUB.JFERARD.LOPOLYFILL.LOPOLYFILLIMPL.LOPUNIQUE([.A1:.A10])" office:value-type="float" office:value="1" calcext:value-type="float">
            <text:p>1</text:p>
          </table:table-cell>
          <table:table-cell/>
          <table:table-cell table:number-matrix-columns-spanned="1" table:number-matrix-rows-spanned="6" table:formula="of:=COM.GITHUB.JFERARD.LOPOLYFILL.LOPOLYFILLIMPL.LOPUNIQUE([.A1:.A10];;1)" office:value-type="float" office:value="1" calcext:value-type="float">
            <text:p>1</text:p>
          </table:table-cell>
          <table:table-cell/>
          <table:table-cell table:number-matrix-columns-spanned="5" table:number-matrix-rows-spanned="1" table:formula="of:=COM.GITHUB.JFERARD.LOPOLYFILL.LOPOLYFILLIMPL.LOPUNIQUE([.A1:.G1]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matrix-columns-spanned="2" table:number-matrix-rows-spanned="6" table:formula="of:=COM.GITHUB.JFERARD.LOPOLYFILL.LOPOLYFILLIMPL.LOPUNIQUE([.A22:.B2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matrix-columns-spanned="1" table:number-matrix-rows-spanned="1" table:formula="of:=COM.GITHUB.JFERARD.LOPOLYFILL.LOPOLYFILLIMPL.LOPUNIQUE([.A22:.A29])" office:value-type="float" office:value="1" calcext:value-type="float">
            <text:p>1</text:p>
          </table:table-cell>
          <table:table-cell table:number-columns-repeated="8"/>
        </table:table-row>
      </table:table>
      <table:table table:name="XLOOKUP" table:style-name="ta1">
        <table:table-column table:style-name="co1" table:number-columns-repeated="119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anesson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Atomic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118" calcext:value-type="float">
            <text:p>118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elative Atomic Mass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0026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...</text:p>
          </table:table-cell>
          <table:table-cell office:value-type="float" office:value="294" calcext:value-type="float">
            <text:p>294</text:p>
          </table:table-cell>
          <table:table-cell table:number-columns-repeated="113"/>
        </table:table-row>
        <table:table-row table:style-name="ro1">
          <table:table-cell table:number-columns-repeated="119"/>
        </table:table-row>
        <table:table-row table:style-name="ro1">
          <table:table-cell table:number-matrix-columns-spanned="119" table:number-matrix-rows-spanned="1" table:formula="of:=COM.GITHUB.JFERARD.LOPOLYFILL.LOPOLYFILLIMPL.LOPXLOOKUP(&quot;Atomic Number&quot;;[.A2:.A4];[.A2:.DO4])" office:value-type="string" office:string-value="Atomic Number" calcext:value-type="string">
            <text:p>Atomic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office:string-value="..." calcext:value-type="string">
            <text:p>...</text:p>
          </table:table-cell>
          <table:table-cell office:value-type="float" office:value="118" calcext:value-type="float">
            <text:p>11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table:number-columns-repeated="119"/>
        </table:table-row>
        <table:table-row table:style-name="ro1">
          <table:table-cell table:number-matrix-columns-spanned="1" table:number-matrix-rows-spanned="4" table:formula="of:=COM.GITHUB.JFERARD.LOPOLYFILL.LOPOLYFILLIMPL.LOPXLOOKUP(&quot;Helium&quot;;[.B1:.DO1];[.B1:.DO4])" office:value-type="string" office:string-value="Helium" calcext:value-type="string">
            <text:p>Helium</text:p>
          </table:table-cell>
          <table:table-cell table:number-columns-repeated="118"/>
        </table:table-row>
        <table:table-row table:style-name="ro1">
          <table:table-cell office:value-type="string" office:string-value="He" calcext:value-type="string">
            <text:p>He</text:p>
          </table:table-cell>
          <table:table-cell table:number-columns-repeated="1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8"/>
        </table:table-row>
        <table:table-row table:style-name="ro1">
          <table:table-cell office:value-type="string" office:string-value="4.0026" calcext:value-type="string">
            <text:p>4.0026</text:p>
          </table:table-cell>
          <table:table-cell table:number-columns-repeated="118"/>
        </table:table-row>
        <table:table-row table:style-name="ro1">
          <table:table-cell table:number-columns-repeated="119"/>
        </table:table-row>
        <table:table-row table:style-name="ro1">
          <table:table-cell table:number-matrix-columns-spanned="1" table:number-matrix-rows-spanned="1" table:formula="of:=COM.GITHUB.JFERARD.LOPOLYFILL.LOPOLYFILLIMPL.LOPXLOOKUP(&quot;Kryptonite&quot;;[.B1:.DO1];[.B1:.DO4];&quot;Unknown element&quot;)" office:value-type="string" office:string-value="Unknown element" calcext:value-type="string">
            <text:p>Unknown element</text:p>
          </table:table-cell>
          <table:table-cell table:number-columns-repeated="118"/>
        </table:table-row>
      </table:table>
      <table:table table:name="XMATCH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anesson</text:p>
          </table:table-cell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</text:p>
          </table:table-cell>
        </table:table-row>
        <table:table-row table:style-name="ro1">
          <table:table-cell office:value-type="string" calcext:value-type="string">
            <text:p>Atomic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elative Atomic Mass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0026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...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formula="of:=COM.GITHUB.JFERARD.LOPOLYFILL.LOPOLYFILLIMPL.LOPXMATCH(&quot;Atomic Number&quot;;[.A1:.A4])" office:value-type="float" office:value="3" calcext:value-type="float">
            <text:p>3</text:p>
          </table:table-cell>
          <table:table-cell/>
          <table:table-cell table:number-matrix-columns-spanned="1" table:number-matrix-rows-spanned="1" table:formula="of:=COM.GITHUB.JFERARD.LOPOLYFILL.LOPOLYFILLIMPL.LOPXMATCH(&quot;Atomic Number&quot;;[.A1:.A4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1" table:number-matrix-rows-spanned="1" table:formula="of:=COM.GITHUB.JFERARD.LOPOLYFILL.LOPOLYFILLIMPL.LOPXMATCH(&quot;Li&quot;; [.A2:.DO2])" office:value-type="float" office:value="4" calcext:value-type="float">
            <text:p>4</text:p>
          </table:table-cell>
          <table:table-cell table:number-columns-repeated="5"/>
        </table:table-row>
      </table:table>
      <table:table table:name="CHOOSECOL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3" table:number-matrix-rows-spanned="3" table:formula="of:=COM.GITHUB.JFERARD.LOPOLYFILL.LOPOLYFILLIMPL.LOPCHOOSECOLS([.A1:.E3];2;4;5)" office:value-type="string" office:string-value="BBB" calcext:value-type="string">
            <text:p>BBB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table:number-columns-repeated="2"/>
        </table:table-row>
        <table:table-row table:style-name="ro1">
          <table:table-cell office:value-type="string" office:string-value=" " calcext:value-type="string">
            <text:p> </text:p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table:number-columns-repeated="2"/>
        </table:table-row>
        <table:table-row table:style-name="ro1">
          <table:table-cell office:value-type="string" office:string-value="LLL" calcext:value-type="string">
            <text:p>LLL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3" table:formula="of:=COM.GITHUB.JFERARD.LOPOLYFILL.LOPOLYFILLIMPL.LOPCHOOSECOLS([.A1:.E3];1;-1)" office:value-type="string" office:string-value="AAA" calcext:value-type="string">
            <text:p>AAA</text:p>
          </table:table-cell>
          <table:table-cell office:value-type="string" office:string-value="EEE" calcext:value-type="string">
            <text:p>EEE</text:p>
          </table:table-cell>
          <table:table-cell table:number-columns-repeated="3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 office:value-type="string" office:string-value="JJJ" calcext:value-type="string">
            <text:p>JJJ</text:p>
          </table:table-cell>
          <table:table-cell table:number-columns-repeated="3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OOO" calcext:value-type="string">
            <text:p>OOO</text:p>
          </table:table-cell>
          <table:table-cell table:number-columns-repeated="3"/>
        </table:table-row>
      </table:table>
      <table:table table:name="CHOOSEROW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5" table:number-matrix-rows-spanned="2" table:formula="of:=COM.GITHUB.JFERARD.LOPOLYFILL.LOPOLYFILLIMPL.LOPCHOOSEROWS([.A1:.E3];2;3)" office:value-type="string" office:string-value="FFF" calcext:value-type="string">
            <text:p>FFF</text:p>
          </table:table-cell>
          <table:table-cell office:value-type="string" office:string-value=" " calcext:value-type="string">
            <text:p> </text:p>
          </table:table-cell>
          <table:table-cell office:value-type="string" office:string-value=" " calcext:value-type="string">
            <text:p> </text:p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5" table:number-matrix-rows-spanned="2" table:formula="of:=COM.GITHUB.JFERARD.LOPOLYFILL.LOPOLYFILLIMPL.LOPCHOOSEROWS([.A1:.E3];1;-1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</table:table-row>
      </table:table>
      <table:table table:name="DROP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2" table:formula="of:=COM.GITHUB.JFERARD.LOPOLYFILL.LOPOLYFILLIMPL.LOPDROP([.A1:.E3];1;3)"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table:number-columns-repeated="3"/>
        </table:table-row>
        <table:table-row table:style-name="ro1"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2" table:formula="of:=COM.GITHUB.JFERARD.LOPOLYFILL.LOPOLYFILLIMPL.LOPDROP([.A1:.E3];-1;-3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table:number-columns-repeated="3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 office:value-type="string" office:string-value=" " calcext:value-type="string">
            <text:p> </text:p>
          </table:table-cell>
          <table:table-cell table:number-columns-repeated="3"/>
        </table:table-row>
      </table:table>
      <table:table table:name="TAK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3" table:number-matrix-rows-spanned="3" table:formula="of:=COM.GITHUB.JFERARD.LOPOLYFILL.LOPOLYFILLIMPL.LOPTAKE([.A1:.E3];;3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table:number-columns-repeated="2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 office:value-type="string" office:string-value=" " calcext:value-type="string">
            <text:p> </text:p>
          </table:table-cell>
          <table:table-cell office:value-type="string" office:string-value=" " calcext:value-type="string">
            <text:p> </text:p>
          </table:table-cell>
          <table:table-cell table:number-columns-repeated="2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4" table:number-matrix-rows-spanned="2" table:formula="of:=COM.GITHUB.JFERARD.LOPOLYFILL.LOPOLYFILLIMPL.LOPTAKE([.A1:.E3];2;4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/>
        </table:table-row>
        <table:table-row table:style-name="ro1">
          <table:table-cell office:value-type="string" office:string-value="FFF" calcext:value-type="string">
            <text:p>FFF</text:p>
          </table:table-cell>
          <table:table-cell office:value-type="string" office:string-value=" " calcext:value-type="string">
            <text:p> </text:p>
          </table:table-cell>
          <table:table-cell office:value-type="string" office:string-value=" " calcext:value-type="string">
            <text:p> </text:p>
          </table:table-cell>
          <table:table-cell office:value-type="string" office:string-value="III" calcext:value-type="string">
            <text:p>III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2" table:formula="of:=COM.GITHUB.JFERARD.LOPOLYFILL.LOPOLYFILLIMPL.LOPTAKE([.A1:.E3];-2;-2)"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table:number-columns-repeated="3"/>
        </table:table-row>
        <table:table-row table:style-name="ro1"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table:number-columns-repeated="3"/>
        </table:table-row>
      </table:table>
      <table:table table:name="EXPAND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matrix-columns-spanned="7" table:number-matrix-rows-spanned="4" table:formula="of:=COM.GITHUB.JFERARD.LOPOLYFILL.LOPOLYFILLIMPL.LOPEXPAND([.A1:.E3];4;7;&quot;@@@&quot;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</table:table-row>
        <table:table-row table:style-name="ro1">
          <table:table-cell office:value-type="string" office:string-value="FFF" calcext:value-type="string">
            <text:p>FFF</text:p>
          </table:table-cell>
          <table:table-cell office:value-type="string" office:string-value=" " calcext:value-type="string">
            <text:p> </text:p>
          </table:table-cell>
          <table:table-cell office:value-type="string" office:string-value=" " calcext:value-type="string">
            <text:p> </text:p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</table:table-row>
        <table:table-row table:style-name="ro1"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  <table:table-cell office:value-type="string" office:string-value="@@@" calcext:value-type="string">
            <text:p>@@@</text:p>
          </table:table-cell>
        </table:table-row>
      </table:table>
      <table:table table:name="HSTACK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EE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F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JJJ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KK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OOO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matrix-columns-spanned="7" table:number-matrix-rows-spanned="5" table:formula="of:=COM.GITHUB.JFERARD.LOPOLYFILL.LOPOLYFILLIMPL.LOPHSTACK([.A1:.E3];[.N15:.O19])" office:value-type="string" office:string-value="AAA" calcext:value-type="string">
            <text:p>AAA</text:p>
          </table:table-cell>
          <table:table-cell office:value-type="string" office:string-value="BBB" calcext:value-type="string">
            <text:p>BBB</text:p>
          </table:table-cell>
          <table:table-cell office:value-type="string" office:string-value="CCC" calcext:value-type="string">
            <text:p>CCC</text:p>
          </table:table-cell>
          <table:table-cell office:value-type="string" office:string-value="DDD" calcext:value-type="string">
            <text:p>DDD</text:p>
          </table:table-cell>
          <table:table-cell office:value-type="string" office:string-value="EEE" calcext:value-type="string">
            <text:p>EEE</text:p>
          </table:table-cell>
          <table:table-cell office:value-type="string" office:string-value="PPP" calcext:value-type="string">
            <text:p>PPP</text:p>
          </table:table-cell>
          <table:table-cell office:value-type="string" office:string-value="QQQ" calcext:value-type="string">
            <text:p>QQQ</text:p>
          </table:table-cell>
          <table:table-cell table:number-columns-repeated="8"/>
        </table:table-row>
        <table:table-row table:style-name="ro1">
          <table:table-cell office:value-type="string" office:string-value="FFF" calcext:value-type="string">
            <text:p>FFF</text:p>
          </table:table-cell>
          <table:table-cell>
            <text:p/>
          </table:table-cell>
          <table:table-cell>
            <text:p/>
          </table:table-cell>
          <table:table-cell office:value-type="string" office:string-value="III" calcext:value-type="string">
            <text:p>III</text:p>
          </table:table-cell>
          <table:table-cell office:value-type="string" office:string-value="JJJ" calcext:value-type="string">
            <text:p>JJJ</text:p>
          </table:table-cell>
          <table:table-cell office:value-type="string" office:string-value="RRR" calcext:value-type="string">
            <text:p>RRR</text:p>
          </table:table-cell>
          <table:table-cell office:value-type="string" office:string-value="SSS" calcext:value-type="string">
            <text:p>SSS</text:p>
          </table:table-cell>
          <table:table-cell table:number-columns-repeated="8"/>
        </table:table-row>
        <table:table-row table:style-name="ro1">
          <table:table-cell office:value-type="string" office:string-value="KKK" calcext:value-type="string">
            <text:p>KKK</text:p>
          </table:table-cell>
          <table:table-cell office:value-type="string" office:string-value="LLL" calcext:value-type="string">
            <text:p>LLL</text:p>
          </table:table-cell>
          <table:table-cell office:value-type="string" office:string-value="MMM" calcext:value-type="string">
            <text:p>MMM</text:p>
          </table:table-cell>
          <table:table-cell office:value-type="string" office:string-value="NNN" calcext:value-type="string">
            <text:p>NNN</text:p>
          </table:table-cell>
          <table:table-cell office:value-type="string" office:string-value="OOO" calcext:value-type="string">
            <text:p>OOO</text:p>
          </table:table-cell>
          <table:table-cell office:value-type="string" office:string-value="TTT" calcext:value-type="string">
            <text:p>TTT</text:p>
          </table:table-cell>
          <table:table-cell office:value-type="string" office:string-value="UUU" calcext:value-type="string">
            <text:p>UUU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string" office:string-value="VVV" calcext:value-type="string">
            <text:p>VVV</text:p>
          </table:table-cell>
          <table:table-cell office:value-type="string" office:string-value="WWW" calcext:value-type="string">
            <text:p>WWW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string" office:string-value="XXX" calcext:value-type="string">
            <text:p>XXX</text:p>
          </table:table-cell>
          <table:table-cell office:value-type="string" office:string-value="YYY" calcext:value-type="string">
            <text:p>YYY</text:p>
          </table:table-cell>
          <table:table-cell table:number-columns-repeated="8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PPP</text:p>
          </table:table-cell>
          <table:table-cell office:value-type="string" calcext:value-type="string">
            <text:p>QQQ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RR</text:p>
          </table:table-cell>
          <table:table-cell office:value-type="string" calcext:value-type="string">
            <text:p>SS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TT</text:p>
          </table:table-cell>
          <table:table-cell office:value-type="string" calcext:value-type="string">
            <text:p>UUU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VVV</text:p>
          </table:table-cell>
          <table:table-cell office:value-type="string" calcext:value-type="string">
            <text:p>WWW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XXX</text:p>
          </table:table-cell>
          <table:table-cell office:value-type="string" calcext:value-type="string">
            <text:p>YY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8:22:52.1017234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9:14:07.211417892</meta:creation-date>
    <dc:date>2025-02-20T18:22:49.213968392</dc:date>
    <meta:editing-duration>PT19H51M17S</meta:editing-duration>
    <meta:editing-cycles>95</meta:editing-cycles>
    <meta:generator>LibreOffice/24.2.7.2$Linux_X86_64 LibreOffice_project/420$Build-2</meta:generator>
    <meta:document-statistic meta:table-count="14" meta:cell-count="979" meta:object-count="0"/>
  </office:meta>
</office:document-meta>
</file>